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"gen_creator.h"</text:p>
      <text:p text:style-name="Standard">#include "min_max.h"</text:p>
      <text:p text:style-name="Standard">//ctor</text:p>
      <text:p text:style-name="Standard">gen_creator::gen_creator(){}</text:p>
      <text:p text:style-name="Standard">//dtor</text:p>
      <text:p text:style-name="Standard">gen_creator::~gen_creator(){}</text:p>
      <text:p text:style-name="Standard">//copy ctor</text:p>
      <text:p text:style-name="Standard">gen_creator::gen_creator(const gen_creator&amp; other){}</text:p>
      <text:p text:style-name="Standard">// handle self assignment//assignment operator</text:p>
      <text:p text:style-name="Standard">gen_creator&amp; gen_creator::operator=(const gen_creator&amp; rhs){if (this == &amp;rhs) return *this; return *this;}</text:p>
      <text:p text:style-name="Standard"/>
      <text:p text:style-name="Standard"/>
      <text:p text:style-name="Standard">int gen_creator::xoros_create_generic(long long int mn,int till_end){</text:p>
      <text:p text:style-name="Standard">min_max *mmxx= new min_max();</text:p>
      <text:p text:style-name="Standard">number_space.clear();</text:p>
      <text:p text:style-name="Standard">number_space+=to_string(mn);</text:p>
      <text:p text:style-name="Standard">num_sp_l=number_space.size();</text:p>
      <text:p text:style-name="Standard">cout&lt;&lt;"i will use number " &lt;&lt; mn &lt;&lt; " with string " &lt;&lt; number_space &lt;&lt;"\n";</text:p>
      <text:p text:style-name="Standard">cout&lt;&lt;"the vertical will be " &lt;&lt; till_end &lt;&lt;"\n";</text:p>
      <text:p text:style-name="Standard">cout&lt;&lt;"the horizontal will be " &lt;&lt; num_sp_l &lt;&lt;"\n";</text:p>
      <text:p text:style-name="Standard">int mxi=0;</text:p>
      <text:p text:style-name="Standard">mxi=mmxx-&gt;get_maxx(number_space);</text:p>
      <text:p text:style-name="Standard">char ck;</text:p>
      <text:p text:style-name="Standard">int mlk;</text:p>
      <text:p text:style-name="Standard">int x=0;</text:p>
      <text:p text:style-name="Standard">int nmsp=1;</text:p>
      <text:p text:style-name="Standard">cout&lt;&lt;" <text:s/>";</text:p>
      <text:p text:style-name="Standard">for(int i=0;i&lt;=num_sp_l-1;i++){cout&lt;&lt;number_space.at(i) &lt;&lt; " <text:s text:c="2"/>";}</text:p>
      <text:p text:style-name="Standard">cout&lt;&lt;"\n";</text:p>
      <text:p text:style-name="Standard">int mlo=0;</text:p>
      <text:p text:style-name="Standard">int xi=1;</text:p>
      <text:p text:style-name="Standard">int hor_line_isia=0;</text:p>
      <text:p text:style-name="Standard">int hor_line_plagia=0;</text:p>
      <text:p text:style-name="Standard">int count_isia=0;</text:p>
      <text:p text:style-name="Standard">int count_plagia=0;</text:p>
      <text:p text:style-name="Standard">int ar_hor[num_sp_l];</text:p>
      <text:p text:style-name="Standard">int arhor=0;</text:p>
      <text:p text:style-name="Standard">int arhorsum=0;</text:p>
      <text:p text:style-name="Standard">for(;;){</text:p>
      <text:p text:style-name="Standard">x=0;xi=1;</text:p>
      <text:p text:style-name="Standard">cout&lt;&lt;nmsp &lt;&lt;" ";</text:p>
      <text:p text:style-name="Standard"><text:s text:c="12"/>while(x&lt;num_sp_l){</text:p>
      <text:p text:style-name="Standard"><text:s text:c="16"/>ck=number_space.at(x);</text:p>
      <text:p text:style-name="Standard"><text:s text:c="16"/>mlk=stoi(&amp;ck);</text:p>
      <text:p text:style-name="Standard"><text:s text:c="16"/>if(nmsp&lt;=mlk){cout&lt;&lt;"|"; count_isia+=1; hor_line_isia+=1;}</text:p>
      <text:p text:style-name="Standard"><text:s text:c="16"/>if(nmsp&gt;mlk){cout&lt;&lt;"/"; count_plagia+=1; hor_line_plagia+=1;}</text:p>
      <text:p text:style-name="Standard"><text:s text:c="16"/>if(mlk&gt;till_end){</text:p>
      <text:p text:style-name="Standard"><text:s text:c="20"/>mlo=mlk-till_end;</text:p>
      <text:p text:style-name="Standard"><text:s text:c="20"/>//cout&lt;&lt;"using mlo " &lt;&lt; mlo &lt;&lt; " mlk " &lt;&lt; mlk &lt;&lt; " " &lt;&lt; till_end &lt;&lt;"\n";</text:p>
      <text:p text:style-name="Standard"><text:s text:c="20"/>if(mlo&gt;0){</text:p>
      <text:p text:style-name="Standard"><text:s text:c="24"/>while(xi&lt;mlo){</text:p>
      <text:p text:style-name="Standard"><text:soft-page-break/><text:s text:c="36"/>if(nmsp&lt;=mlo){</text:p>
      <text:p text:style-name="Standard"><text:s text:c="52"/>cout&lt;&lt;"|";</text:p>
      <text:p text:style-name="Standard"><text:s text:c="52"/>count_isia+=1;</text:p>
      <text:p text:style-name="Standard"><text:s text:c="52"/>hor_line_isia+=1;</text:p>
      <text:p text:style-name="Standard"><text:s text:c="49"/>}</text:p>
      <text:p text:style-name="Standard"><text:s text:c="36"/>//if(nmsp&gt;mlo){cout&lt;&lt;"/ "; count_plagia+=1;hor_line_plagia+=1;}</text:p>
      <text:p text:style-name="Standard"><text:s text:c="36"/>xi+=1;</text:p>
      <text:p text:style-name="Standard"><text:s text:c="36"/>//if(xi&gt;mlo){break;}</text:p>
      <text:p text:style-name="Standard"><text:s text:c="36"/>}</text:p>
      <text:p text:style-name="Standard"><text:s text:c="20"/>}</text:p>
      <text:p text:style-name="Standard"><text:s text:c="16"/>}</text:p>
      <text:p text:style-name="Standard"><text:s text:c="16"/>cout &lt;&lt; " <text:s/>&amp; " &lt;&lt; mlo &lt;&lt;" ";</text:p>
      <text:p text:style-name="Standard"><text:s text:c="16"/>x+=1;</text:p>
      <text:p text:style-name="Standard"><text:s text:c="16"/>if(x&gt;=num_sp_l){</text:p>
      <text:p text:style-name="Standard"><text:s text:c="32"/>ar_hor[arhor]=hor_line_isia; arhor+=1;</text:p>
      <text:p text:style-name="Standard"><text:s text:c="32"/>arhorsum+=hor_line_isia;</text:p>
      <text:p text:style-name="Standard"><text:s text:c="32"/>cout&lt;&lt;" <text:s/>'|' ::== " &lt;&lt; hor_line_isia &lt;&lt;" ";</text:p>
      <text:p text:style-name="Standard"><text:s text:c="32"/>cout&lt;&lt;" <text:s/>'/' ::== " &lt;&lt; hor_line_plagia &lt;&lt;"\n";</text:p>
      <text:p text:style-name="Standard"><text:s text:c="32"/>hor_line_isia=0;</text:p>
      <text:p text:style-name="Standard"><text:s text:c="32"/>hor_line_plagia=0;</text:p>
      <text:p text:style-name="Standard"><text:s text:c="32"/>cout&lt;&lt;"\n";</text:p>
      <text:p text:style-name="Standard"><text:s text:c="32"/>break;</text:p>
      <text:p text:style-name="Standard"><text:s text:c="30"/>}</text:p>
      <text:p text:style-name="Standard"><text:s text:c="12"/>}</text:p>
      <text:p text:style-name="Standard"/>
      <text:p text:style-name="Standard"><text:s text:c="12"/>cout&lt;&lt;" \n";</text:p>
      <text:p text:style-name="Standard">nmsp+=1;</text:p>
      <text:p text:style-name="Standard">if(nmsp&gt;till_end){break;}</text:p>
      <text:p text:style-name="Standard">}</text:p>
      <text:p text:style-name="Standard"/>
      <text:p text:style-name="Standard">cout&lt;&lt;"count '|' ::== " &lt;&lt; count_isia &lt;&lt;"\n";</text:p>
      <text:p text:style-name="Standard">cout&lt;&lt;"count '/' ::== " &lt;&lt; count_plagia &lt;&lt;"\n";</text:p>
      <text:p text:style-name="Standard">for(int i=0;i&lt;=arhor-1;i++){</text:p>
      <text:p text:style-name="Standard"><text:s/>cout&lt;&lt;ar_hor[i] &lt;&lt; " " ;</text:p>
      <text:p text:style-name="Standard">}</text:p>
      <text:p text:style-name="Standard">cout&lt;&lt;"with result of " &lt;&lt; arhorsum &lt;&lt;"\n";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9:14:11.011170930</meta:creation-date>
    <dc:date>2025-11-14T19:14:22.413987696</dc:date>
    <meta:editing-duration>PT12S</meta:editing-duration>
    <meta:editing-cycles>1</meta:editing-cycles>
    <meta:document-statistic meta:table-count="0" meta:image-count="0" meta:object-count="0" meta:page-count="2" meta:paragraph-count="85" meta:word-count="230" meta:character-count="2928" meta:non-whitespace-character-count="1821"/>
    <meta:generator>LibreOffice/7.4.7.2$Linux_AARCH64 LibreOffice_project/40$Build-2</meta:generator>
  </office:meta>
</office:document-meta>
</file>